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000000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4cm" svg:stroke-color="#000000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2cm" svg:stroke-color="#000000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5cm" svg:stroke-color="#000000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6" style:family="graphic" style:parent-style-name="standard">
      <style:graphic-properties draw:stroke="none" svg:stroke-color="#006600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objectwithoutfill">
      <style:graphic-properties svg:stroke-width="0.08cm" svg:stroke-color="#006600" draw:marker-start="Symmetric_20_Arrow" draw:marker-start-width="0.245cm" draw:marker-end="" draw:marker-end-width="0.225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cm" svg:stroke-color="#006600" draw:marker-start-width="0.475cm" draw:marker-end-width="0.4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style:paragraph-properties fo:text-align="center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>
        <style:tab-stops/>
      </style:paragraph-properties>
      <style:text-properties fo:color="#006600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text-align="center"/>
      <style:text-properties fo:color="#0066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66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66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66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cm" svg:height="2.5cm" svg:x="15cm" svg:y="5.5cm">
          <text:p text:style-name="P1"><text:span text:style-name="T1">Sensor</text:span></text:p>
          <text:p text:style-name="P1"><text:span text:style-name="T1">Module</text:span></text:p>
        </draw:rect>
        <draw:line draw:style-name="gr2" draw:text-style-name="P3" draw:layer="layout" svg:x1="8.5cm" svg:y1="7.5cm" svg:x2="14.5cm" svg:y2="7.5cm">
          <text:p/>
        </draw:line>
        <draw:rect draw:style-name="gr1" draw:text-style-name="P2" draw:layer="layout" svg:width="6cm" svg:height="2.5cm" svg:x="2cm" svg:y="5.5cm">
          <text:p text:style-name="P1"><text:span text:style-name="T1">Display</text:span></text:p>
          <text:p text:style-name="P1"><text:span text:style-name="T1">Module</text:span></text:p>
        </draw:rect>
        <draw:polyline draw:style-name="gr3" draw:text-style-name="P3" draw:layer="layout" svg:width="0.899cm" svg:height="1.299cm" svg:x="14cm" svg:y="6cm" svg:viewBox="0 0 900 1300" draw:points="900,0 0,0 0,1300">
          <text:p/>
        </draw:polyline>
        <draw:line draw:style-name="gr4" draw:text-style-name="P3" draw:layer="layout" svg:x1="3cm" svg:y1="5.4cm" svg:x2="3cm" svg:y2="4.6cm">
          <text:p/>
        </draw:line>
        <draw:frame draw:style-name="gr5" draw:text-style-name="P5" draw:layer="layout" svg:width="5cm" svg:height="0.6cm" svg:x="2cm" svg:y="4cm">
          <draw:text-box>
            <text:p text:style-name="P4"><text:span text:style-name="T2">User Inputs</text:span></text:p>
          </draw:text-box>
        </draw:frame>
        <draw:polyline draw:style-name="gr3" draw:text-style-name="P3" draw:layer="layout" svg:width="0.899cm" svg:height="1.299cm" svg:x="8.1cm" svg:y="6cm" svg:viewBox="0 0 900 1300" draw:points="0,0 900,0 900,1300">
          <text:p/>
        </draw:polyline>
        <draw:frame draw:style-name="gr5" draw:text-style-name="P7" draw:layer="layout" svg:width="5cm" svg:height="0.6cm" svg:x="9cm" svg:y="6.7cm">
          <draw:text-box>
            <text:p text:style-name="P6"><text:span text:style-name="T3">CAN Bus</text:span></text:p>
          </draw:text-box>
        </draw:frame>
        <draw:frame draw:style-name="gr6" draw:text-style-name="P8" draw:layer="layout" svg:width="5cm" svg:height="0.6cm" svg:x="5cm" svg:y="1.4cm">
          <draw:text-box>
            <text:p text:style-name="P6"><text:span text:style-name="T4">Menu</text:span></text:p>
          </draw:text-box>
        </draw:frame>
        <draw:frame draw:style-name="gr6" draw:text-style-name="P8" draw:layer="layout" svg:width="5cm" svg:height="0.6cm" svg:x="5cm" svg:y="2.4cm">
          <draw:text-box>
            <text:p text:style-name="P6"><text:span text:style-name="T4">Remote Console</text:span></text:p>
          </draw:text-box>
        </draw:frame>
        <draw:frame draw:style-name="gr6" draw:text-style-name="P8" draw:layer="layout" svg:width="5cm" svg:height="0.6cm" svg:x="5cm" svg:y="3.4cm">
          <draw:text-box>
            <text:p text:style-name="P6"><text:span text:style-name="T4">Select &lt;"Sensor"&gt;</text:span></text:p>
          </draw:text-box>
        </draw:frame>
        <draw:line draw:style-name="gr7" draw:text-style-name="P9" draw:layer="layout" svg:x1="7.5cm" svg:y1="2.4cm" svg:x2="7.5cm" svg:y2="2cm">
          <text:p/>
        </draw:line>
        <draw:line draw:style-name="gr7" draw:text-style-name="P9" draw:layer="layout" svg:x1="7.5cm" svg:y1="3.4cm" svg:x2="7.5cm" svg:y2="3cm">
          <text:p/>
        </draw:line>
        <draw:line draw:style-name="gr7" draw:text-style-name="P9" draw:layer="layout" svg:x1="7.5cm" svg:y1="4.4cm" svg:x2="7.5cm" svg:y2="4cm">
          <text:p/>
        </draw:line>
        <draw:frame draw:style-name="gr6" draw:text-style-name="P8" draw:layer="layout" svg:width="11cm" svg:height="0.6cm" svg:x="5cm" svg:y="4.4cm">
          <draw:text-box>
            <text:p text:style-name="P6"><text:span text:style-name="T4">RemoteCMD: ConsoleKeyPress=BTN_DOWN</text:span></text:p>
          </draw:text-box>
        </draw:frame>
        <draw:frame draw:style-name="gr6" draw:text-style-name="P8" draw:layer="layout" svg:width="5cm" svg:height="0.6cm" svg:x="16.5cm" svg:y="4.4cm">
          <draw:text-box>
            <text:p text:style-name="P6"><text:span text:style-name="T4">Process KeyPress</text:span></text:p>
          </draw:text-box>
        </draw:frame>
        <draw:frame draw:style-name="gr6" draw:text-style-name="P8" draw:layer="layout" svg:width="5cm" svg:height="0.6cm" svg:x="15.7cm" svg:y="8.7cm">
          <draw:text-box>
            <text:p text:style-name="P6"><text:span text:style-name="T4">Send Terminal Text</text:span></text:p>
          </draw:text-box>
        </draw:frame>
        <draw:frame draw:style-name="gr6" draw:text-style-name="P8" draw:layer="layout" svg:width="5cm" svg:height="0.6cm" svg:x="3.6cm" svg:y="8.7cm">
          <draw:text-box>
            <text:p text:style-name="P6"><text:span text:style-name="T4">Show Console</text:span></text:p>
          </draw:text-box>
        </draw:frame>
        <draw:line draw:style-name="gr7" draw:text-style-name="P9" draw:layer="layout" svg:x1="16.8cm" svg:y1="4.7cm" svg:x2="15.7cm" svg:y2="4.7cm">
          <text:p/>
        </draw:line>
        <draw:line draw:style-name="gr7" draw:text-style-name="P9" draw:layer="layout" svg:x1="20cm" svg:y1="8.7cm" svg:x2="20cm" svg:y2="5cm">
          <text:p/>
        </draw:line>
        <draw:line draw:style-name="gr7" draw:text-style-name="P9" draw:layer="layout" svg:x1="14.3cm" svg:y1="9cm" svg:x2="15.8cm" svg:y2="9cm">
          <text:p/>
        </draw:line>
        <draw:line draw:style-name="gr7" draw:text-style-name="P9" draw:layer="layout" svg:x1="8cm" svg:y1="9cm" svg:x2="8.7cm" svg:y2="9cm">
          <text:p/>
        </draw:line>
        <draw:rect draw:style-name="gr8" draw:text-style-name="P11" draw:layer="layout" svg:width="5cm" svg:height="2.3cm" svg:x="9cm" svg:y="8.7cm">
          <text:p text:style-name="P10"><text:span text:style-name="T5"><text:s/></text:span><text:span text:style-name="T5">Calibration <text:s text:c="3"/></text:span></text:p>
          <text:p text:style-name="P10"><text:span text:style-name="T5">&gt;Statistics <text:s text:c="4"/></text:span></text:p>
          <text:p text:style-name="P10"><text:span text:style-name="T5"><text:s/></text:span><text:span text:style-name="T5">Change ID/Name </text:span></text:p>
          <text:p text:style-name="P10"><text:span text:style-name="T5"><text:s/></text:span><text:span text:style-name="T5">Change Rate <text:s text:c="3"/>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4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6M42S</meta:editing-duration>
    <meta:editing-cycles>20</meta:editing-cycles>
    <meta:generator>OpenOffice/4.1.1$Win32 OpenOffice.org_project/411m6$Build-9775</meta:generator>
    <dc:date>2017-04-30T11:10:17.57</dc:date>
    <dc:creator>Rene Broich</dc:creator>
    <meta:document-statistic meta:object-count="23"/>
  </office:meta>
</office:document-meta>
</file>